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streamlit as st</text:p>
      <text:p text:style-name="P1">import numpy as np</text:p>
      <text:p text:style-name="P1">import pandas as pd</text:p>
      <text:p text:style-name="P1">import geopandas as gpd</text:p>
      <text:p text:style-name="P1">import rasterio as rio</text:p>
      <text:p text:style-name="P1">from rasterio.transform import from_origin</text:p>
      <text:p text:style-name="P1">from rasterio.enums import Resampling</text:p>
      <text:p text:style-name="P1">from rasterio.features import rasterize</text:p>
      <text:p text:style-name="P1">from rasterio.warp import transform_bounds</text:p>
      <text:p text:style-name="P1">import matplotlib.pyplot as plt</text:p>
      <text:p text:style-name="P1">from matplotlib.animation import FuncAnimation</text:p>
      <text:p text:style-name="P1">import contextily as ctx</text:p>
      <text:p text:style-name="P1">import tempfile</text:p>
      <text:p text:style-name="P1">import os</text:p>
      <text:p text:style-name="P1">import shutil</text:p>
      <text:p text:style-name="P1">from typing import Tuple, Optional</text:p>
      <text:p text:style-name="P1"/>
      <text:p text:style-name="P1"># --- Modelo de Simulação Vetorizado com NumPy ---</text:p>
      <text:p text:style-name="P1"/>
      <text:p text:style-name="P1">class GamaFloodModelNumpy:</text:p>
      <text:p text:style-name="P1"><text:s text:c="4"/>"""Motor de simulação de inundação vetorizado com NumPy."""</text:p>
      <text:p text:style-name="P1"><text:s text:c="4"/></text:p>
      <text:p text:style-name="P1"><text:s text:c="4"/>def __init__(self, dem_data: np.ndarray, sources_mask: np.ndarray, diffusion_rate: float, flood_threshold: float, cell_size_meters: float):</text:p>
      <text:p text:style-name="P1"><text:s text:c="8"/>self.height, self.width = dem_data.shape</text:p>
      <text:p text:style-name="P1"><text:s text:c="8"/>self.diffusion_rate = diffusion_rate</text:p>
      <text:p text:style-name="P1"><text:s text:c="8"/>self.flood_threshold = flood_threshold</text:p>
      <text:p text:style-name="P1"><text:s text:c="8"/>self.cell_area = cell_size_meters * cell_size_meters</text:p>
      <text:p text:style-name="P1"><text:s text:c="8"/></text:p>
      <text:p text:style-name="P1"><text:s text:c="8"/>self.altitude = dem_data.astype(np.float32)</text:p>
      <text:p text:style-name="P1"><text:s text:c="8"/>self.is_source = sources_mask.astype(bool)</text:p>
      <text:p text:style-name="P1"><text:s text:c="8"/>self.water_height = np.zeros_like(self.altitude, dtype=np.float32)</text:p>
      <text:p text:style-name="P1"><text:s text:c="8"/></text:p>
      <text:p text:style-name="P1"><text:s text:c="8"/>self.active_cells_coords = set(zip(*np.where(self.is_source)))</text:p>
      <text:p text:style-name="P1"><text:s text:c="8"/></text:p>
      <text:p text:style-name="P1"><text:s text:c="8"/>self.simulation_time_minutes = 0</text:p>
      <text:p text:style-name="P1"><text:s text:c="8"/>self.overflow_time_minutes: Optional[int] = None</text:p>
      <text:p text:style-name="P1"><text:s text:c="8"/>self.history = []</text:p>
      <text:p text:style-name="P1"/>
      <text:p text:style-name="P1"><text:s text:c="4"/>def add_water(self, rain_mm: float):</text:p>
      <text:p text:style-name="P1"><text:s text:c="8"/>water_to_add_meters = rain_mm / 1000.0</text:p>
      <text:p text:style-name="P1"><text:s text:c="8"/>if water_to_add_meters &lt;= 0: return</text:p>
      <text:p text:style-name="P1"><text:s text:c="8"/></text:p>
      <text:p text:style-name="P1"><text:s text:c="8"/>self.water_height[self.is_source] += water_to_add_meters</text:p>
      <text:p text:style-name="P1"><text:s text:c="8"/>self.active_cells_coords.update(zip(*np.where(self.is_source)))</text:p>
      <text:p text:style-name="P1"/>
      <text:p text:style-name="P1"><text:s text:c="4"/>def run_flow_step(self):</text:p>
      <text:p text:style-name="P1"><text:s text:c="8"/>if not self.active_cells_coords:</text:p>
      <text:p text:style-name="P1"><text:s text:c="12"/>return</text:p>
      <text:p text:style-name="P1"><text:soft-page-break/></text:p>
      <text:p text:style-name="P1"><text:s text:c="8"/>newly_active_cells = set()</text:p>
      <text:p text:style-name="P1"><text:s text:c="8"/>cells_to_deactivate = set()</text:p>
      <text:p text:style-name="P1"><text:s text:c="8"/></text:p>
      <text:p text:style-name="P1"><text:s text:c="8"/>water_height_prev = self.water_height.copy()</text:p>
      <text:p text:style-name="P1"/>
      <text:p text:style-name="P1"><text:s text:c="8"/>for y, x in list(self.active_cells_coords):</text:p>
      <text:p text:style-name="P1"><text:s text:c="12"/>current_cell_water = water_height_prev[y, x]</text:p>
      <text:p text:style-name="P1"><text:s text:c="12"/></text:p>
      <text:p text:style-name="P1"><text:s text:c="12"/>if current_cell_water &lt;= 0.001:</text:p>
      <text:p text:style-name="P1"><text:s text:c="16"/>cells_to_deactivate.add((y, x))</text:p>
      <text:p text:style-name="P1"><text:s text:c="16"/>continue</text:p>
      <text:p text:style-name="P1"><text:s text:c="16"/></text:p>
      <text:p text:style-name="P1"><text:s text:c="12"/>current_total_elevation = self.altitude[y, x] + current_cell_water</text:p>
      <text:p text:style-name="P1"/>
      <text:p text:style-name="P1"><text:s text:c="12"/>neighbors_coords = []</text:p>
      <text:p text:style-name="P1"><text:s text:c="12"/>for dy in [-1, 0, 1]:</text:p>
      <text:p text:style-name="P1"><text:s text:c="16"/>for dx in [-1, 0, 1]:</text:p>
      <text:p text:style-name="P1"><text:s text:c="20"/>if dx == 0 and dy == 0: continue</text:p>
      <text:p text:style-name="P1"><text:s text:c="20"/>ny, nx = y + dy, x + dx</text:p>
      <text:p text:style-name="P1"><text:s text:c="20"/>if 0 &lt;= ny &lt; self.height and 0 &lt;= nx &lt; self.width:</text:p>
      <text:p text:style-name="P1"><text:s text:c="24"/>neighbors_coords.append((ny, nx))</text:p>
      <text:p text:style-name="P1"><text:s text:c="12"/></text:p>
      <text:p text:style-name="P1"><text:s text:c="12"/>if not neighbors_coords: continue</text:p>
      <text:p text:style-name="P1"/>
      <text:p text:style-name="P1"><text:s text:c="12"/>n_y, n_x = zip(*neighbors_coords)</text:p>
      <text:p text:style-name="P1"><text:s text:c="12"/>n_total_elevation = self.altitude[n_y, n_x] + water_height_prev[n_y, n_x]</text:p>
      <text:p text:style-name="P1"><text:s text:c="12"/>lower_neighbors_mask = n_total_elevation &lt; current_total_elevation</text:p>
      <text:p text:style-name="P1"><text:s text:c="12"/></text:p>
      <text:p text:style-name="P1"><text:s text:c="12"/>if not np.any(lower_neighbors_mask):</text:p>
      <text:p text:style-name="P1"><text:s text:c="16"/>cells_to_deactivate.add((y, x))</text:p>
      <text:p text:style-name="P1"><text:s text:c="16"/>continue</text:p>
      <text:p text:style-name="P1"/>
      <text:p text:style-name="P1"><text:s text:c="12"/>lower_n_coords = np.array(neighbors_coords)[lower_neighbors_mask]</text:p>
      <text:p text:style-name="P1"><text:s text:c="12"/>lower_n_total_elevation = n_total_elevation[lower_neighbors_mask]</text:p>
      <text:p text:style-name="P1"><text:s text:c="12"/>total_diff = np.sum(current_total_elevation - lower_n_total_elevation)</text:p>
      <text:p text:style-name="P1"><text:s text:c="12"/></text:p>
      <text:p text:style-name="P1"><text:s text:c="12"/>if total_diff &lt;= 0: continue</text:p>
      <text:p text:style-name="P1"/>
      <text:p text:style-name="P1"><text:s text:c="12"/>water_to_distribute = current_cell_water * self.diffusion_rate</text:p>
      <text:p text:style-name="P1"/>
      <text:p text:style-name="P1"><text:s text:c="12"/>for n_idx, (ny, nx) in enumerate(lower_n_coords):</text:p>
      <text:p text:style-name="P1"><text:s text:c="16"/>diff = current_total_elevation - lower_n_total_elevation[n_idx]</text:p>
      <text:p text:style-name="P1"><text:s text:c="16"/>fraction = diff / total_diff</text:p>
      <text:p text:style-name="P1"><text:s text:c="16"/>water_moved = min(water_to_distribute * fraction, diff / 2.0)</text:p>
      <text:p text:style-name="P1"><text:s text:c="16"/></text:p>
      <text:p text:style-name="P1"><text:s text:c="16"/>if water_moved &gt; 0:</text:p>
      <text:p text:style-name="P1"><text:s text:c="20"/>self.water_height[y, x] -= water_moved</text:p>
      <text:p text:style-name="P1"><text:s text:c="20"/>self.water_height[ny, nx] += water_moved</text:p>
      <text:p text:style-name="P1"><text:soft-page-break/><text:s text:c="20"/>newly_active_cells.add((ny, nx))</text:p>
      <text:p text:style-name="P1"><text:s text:c="8"/></text:p>
      <text:p text:style-name="P1"><text:s text:c="8"/>self.active_cells_coords.difference_update(cells_to_deactivate)</text:p>
      <text:p text:style-name="P1"><text:s text:c="8"/>self.active_cells_coords.update(newly_active_cells)</text:p>
      <text:p text:style-name="P1"/>
      <text:p text:style-name="P1"><text:s text:c="4"/>def update_stats(self, time_step_minutes: int):</text:p>
      <text:p text:style-name="P1"><text:s text:c="8"/>self.simulation_time_minutes += time_step_minutes</text:p>
      <text:p text:style-name="P1"><text:s text:c="8"/></text:p>
      <text:p text:style-name="P1"><text:s text:c="8"/>inundated_mask = self.water_height &gt; self.flood_threshold</text:p>
      <text:p text:style-name="P1"><text:s text:c="8"/>flooded_outside_source_mask = inundated_mask &amp; ~self.is_source</text:p>
      <text:p text:style-name="P1"><text:s text:c="8"/></text:p>
      <text:p text:style-name="P1"><text:s text:c="8"/>if self.overflow_time_minutes is None and np.any(flooded_outside_source_mask):</text:p>
      <text:p text:style-name="P1"><text:s text:c="12"/>self.overflow_time_minutes = self.simulation_time_minutes</text:p>
      <text:p text:style-name="P1"><text:s text:c="12"/></text:p>
      <text:p text:style-name="P1"><text:s text:c="8"/>flooded_percent = np.sum(inundated_mask) / inundated_mask.size * 100</text:p>
      <text:p text:style-name="P1"><text:s text:c="8"/>total_water_volume = np.sum(self.water_height * self.cell_area)</text:p>
      <text:p text:style-name="P1"><text:s text:c="8"/>max_depth = np.max(self.water_height) if self.water_height.size &gt; 0 else 0</text:p>
      <text:p text:style-name="P1"/>
      <text:p text:style-name="P1"><text:s text:c="8"/>self.history.append({</text:p>
      <text:p text:style-name="P1"><text:s text:c="12"/>"time_minutes": self.simulation_time_minutes,</text:p>
      <text:p text:style-name="P1"><text:s text:c="12"/>"flooded_percent": flooded_percent,</text:p>
      <text:p text:style-name="P1"><text:s text:c="12"/>"active_cells": len(self.active_cells_coords),</text:p>
      <text:p text:style-name="P1"><text:s text:c="12"/>"max_depth": max_depth,</text:p>
      <text:p text:style-name="P1"><text:s text:c="12"/>"total_water_volume_m3": total_water_volume</text:p>
      <text:p text:style-name="P1"><text:s text:c="8"/>})</text:p>
      <text:p text:style-name="P1"/>
      <text:p text:style-name="P1"># --- Funções Auxiliares ---</text:p>
      <text:p text:style-name="P1"/>
      <text:p text:style-name="P1">def process_uploaded_files(dem_file, vector_files) -&gt; Tuple[Optional[str], Optional[str], Optional[str]]:</text:p>
      <text:p text:style-name="P1"><text:s text:c="4"/>if not dem_file or not vector_files:</text:p>
      <text:p text:style-name="P1"><text:s text:c="8"/>return None, None, None</text:p>
      <text:p text:style-name="P1"><text:s text:c="4"/></text:p>
      <text:p text:style-name="P1"><text:s text:c="4"/>temp_dir = tempfile.mkdtemp()</text:p>
      <text:p text:style-name="P1"><text:s text:c="4"/></text:p>
      <text:p text:style-name="P1"><text:s text:c="4"/>dem_path = os.path.join(temp_dir, dem_file.name)</text:p>
      <text:p text:style-name="P1"><text:s text:c="4"/>with open(dem_path, "wb") as f:</text:p>
      <text:p text:style-name="P1"><text:s text:c="8"/>f.write(dem_file.getbuffer())</text:p>
      <text:p text:style-name="P1"/>
      <text:p text:style-name="P1"><text:s text:c="4"/>vector_path = None</text:p>
      <text:p text:style-name="P1"><text:s text:c="4"/>for f in vector_files:</text:p>
      <text:p text:style-name="P1"><text:s text:c="8"/>path = os.path.join(temp_dir, f.name)</text:p>
      <text:p text:style-name="P1"><text:s text:c="8"/>with open(path, "wb") as out:</text:p>
      <text:p text:style-name="P1"><text:s text:c="12"/>out.write(f.getbuffer())</text:p>
      <text:p text:style-name="P1"><text:s text:c="8"/></text:p>
      <text:p text:style-name="P1"><text:s text:c="8"/>if f.name.lower().endswith('.gpkg'):</text:p>
      <text:p text:style-name="P1"><text:s text:c="12"/>vector_path = path</text:p>
      <text:p text:style-name="P1"><text:s text:c="8"/>elif f.name.lower().endswith('.shp') and not vector_path:</text:p>
      <text:p text:style-name="P1"><text:s text:c="12"/>vector_path = path</text:p>
      <text:p text:style-name="P1"><text:soft-page-break/><text:s text:c="12"/></text:p>
      <text:p text:style-name="P1"><text:s text:c="4"/>return dem_path, vector_path, temp_dir</text:p>
      <text:p text:style-name="P1"/>
      <text:p text:style-name="P1">def setup_geodata(dem_path, vector_path, grid_reduction_factor):</text:p>
      <text:p text:style-name="P1"><text:s text:c="4"/>with rio.open(dem_path) as dem_src:</text:p>
      <text:p text:style-name="P1"><text:s text:c="8"/>dem_crs = dem_src.crs</text:p>
      <text:p text:style-name="P1"><text:s text:c="8"/>original_transform = dem_src.transform</text:p>
      <text:p text:style-name="P1"><text:s text:c="8"/></text:p>
      <text:p text:style-name="P1"><text:s text:c="8"/>new_height = dem_src.height // grid_reduction_factor</text:p>
      <text:p text:style-name="P1"><text:s text:c="8"/>new_width = dem_src.width // grid_reduction_factor</text:p>
      <text:p text:style-name="P1"><text:s text:c="8"/></text:p>
      <text:p text:style-name="P1"><text:s text:c="8"/>dem_data = dem_src.read(1, out_shape=(new_height, new_width), resampling=Resampling.bilinear)</text:p>
      <text:p text:style-name="P1"><text:s text:c="8"/></text:p>
      <text:p text:style-name="P1"><text:s text:c="8"/>rescaled_transform = from_origin(</text:p>
      <text:p text:style-name="P1"><text:s text:c="12"/>original_transform.xoff, original_transform.yoff,</text:p>
      <text:p text:style-name="P1"><text:s text:c="12"/>original_transform.a * grid_reduction_factor,</text:p>
      <text:p text:style-name="P1"><text:s text:c="12"/>original_transform.e * grid_reduction_factor</text:p>
      <text:p text:style-name="P1"><text:s text:c="8"/>)</text:p>
      <text:p text:style-name="P1"/>
      <text:p text:style-name="P1"><text:s text:c="8"/>if dem_crs.is_geographic:</text:p>
      <text:p text:style-name="P1"><text:s text:c="12"/>st.warning(f"O CRS do DEM é geográfico ({dem_crs.to_string()}). Considere usar um DEM em CRS projetado (ex: UTM).")</text:p>
      <text:p text:style-name="P1"><text:s text:c="12"/>cell_size_meters = abs(rescaled_transform.a) * 111320</text:p>
      <text:p text:style-name="P1"><text:s text:c="8"/>else:</text:p>
      <text:p text:style-name="P1"><text:s text:c="12"/>cell_size_meters = abs(rescaled_transform.a)</text:p>
      <text:p text:style-name="P1"><text:s text:c="12"/>st.info(f"CRS do DEM: {dem_crs.to_string()}. Tamanho da célula: {cell_size_meters:.2f} metros.")</text:p>
      <text:p text:style-name="P1"/>
      <text:p text:style-name="P1"><text:s text:c="4"/>sources_gdf = gpd.read_file(vector_path).to_crs(dem_crs)</text:p>
      <text:p text:style-name="P1"><text:s text:c="4"/></text:p>
      <text:p text:style-name="P1"><text:s text:c="4"/>sources_mask = rasterize(</text:p>
      <text:p text:style-name="P1"><text:s text:c="8"/>sources_gdf.geometry,</text:p>
      <text:p text:style-name="P1"><text:s text:c="8"/>out_shape=dem_data.shape,</text:p>
      <text:p text:style-name="P1"><text:s text:c="8"/>transform=rescaled_transform,</text:p>
      <text:p text:style-name="P1"><text:s text:c="8"/>fill=0,</text:p>
      <text:p text:style-name="P1"><text:s text:c="8"/>all_touched=True,</text:p>
      <text:p text:style-name="P1"><text:s text:c="8"/>dtype=np.uint8</text:p>
      <text:p text:style-name="P1"><text:s text:c="4"/>)</text:p>
      <text:p text:style-name="P1"><text:s text:c="4"/></text:p>
      <text:p text:style-name="P1"><text:s text:c="4"/>return dem_data, sources_mask, rescaled_transform, dem_crs, cell_size_meters</text:p>
      <text:p text:style-name="P1"/>
      <text:p text:style-name="P1">def setup_visualization(dem_data, rescaled_transform, dem_crs):</text:p>
      <text:p text:style-name="P1"><text:s text:c="4"/>"""Prepara a figura com uma lógica robusta que funciona com ou sem mapa base."""</text:p>
      <text:p text:style-name="P1"><text:s text:c="4"/>fig, ax = plt.subplots(figsize=(12, 10))</text:p>
      <text:p text:style-name="P1"><text:s text:c="4"/></text:p>
      <text:p text:style-name="P1"><text:s text:c="4"/>bounds = rio.transform.array_bounds(dem_data.shape[0], dem_data.shape[1], rescaled_transform)</text:p>
      <text:p text:style-name="P1"><text:s text:c="4"/></text:p>
      <text:p text:style-name="P1"><text:soft-page-break/><text:s text:c="4"/>vmin, vmax = np.percentile(dem_data[dem_data &gt; 0], (5, 95)) if (dem_data &gt; 0).any() else (0, 1)</text:p>
      <text:p text:style-name="P1"><text:s text:c="4"/></text:p>
      <text:p text:style-name="P1"><text:s text:c="4"/># 1. Desenha o DEM, garantindo que ele fique ACIMA do mapa base (zorder=1)</text:p>
      <text:p text:style-name="P1"><text:s text:c="4"/>dem_plot = ax.imshow(dem_data, extent=bounds, cmap='terrain', alpha=1.0, vmin=vmin, vmax=vmax, zorder=1)</text:p>
      <text:p text:style-name="P1"><text:s text:c="4"/></text:p>
      <text:p text:style-name="P1"><text:s text:c="4"/>title_color = 'black'</text:p>
      <text:p text:style-name="P1"/>
      <text:p text:style-name="P1"><text:s text:c="4"/>try:</text:p>
      <text:p text:style-name="P1"><text:s text:c="8"/># 2. Tenta adicionar o mapa base (que por padrão tem zorder=0)</text:p>
      <text:p text:style-name="P1"><text:s text:c="8"/>ctx.add_basemap(ax, crs=dem_crs, source=ctx.providers.OpenStreetMap.Mapnik)</text:p>
      <text:p text:style-name="P1"><text:s text:c="8"/># 3. Se funcionar, deixa o DEM semitransparente para vermos o mapa por baixo.</text:p>
      <text:p text:style-name="P1"><text:s text:c="8"/>dem_plot.set_alpha(0.6)</text:p>
      <text:p text:style-name="P1"><text:s text:c="4"/>except Exception as e:</text:p>
      <text:p text:style-name="P1"><text:s text:c="8"/>st.warning(f"Aviso: Não foi possível carregar o mapa base online. Exibindo apenas o DEM. Erro: {e}")</text:p>
      <text:p text:style-name="P1"><text:s text:c="8"/>ax.set_facecolor('lightgray')</text:p>
      <text:p text:style-name="P1"/>
      <text:p text:style-name="P1"><text:s text:c="4"/># 4. Desenha a camada de água ACIMA do DEM (zorder=2)</text:p>
      <text:p text:style-name="P1"><text:s text:c="4"/>water_layer = ax.imshow(np.zeros_like(dem_data), extent=bounds, cmap='Blues', alpha=0.0, vmin=0, vmax=1, zorder=2)</text:p>
      <text:p text:style-name="P1"><text:s text:c="4"/></text:p>
      <text:p text:style-name="P1"><text:s text:c="4"/>x_min, y_min, x_max, y_max = bounds</text:p>
      <text:p text:style-name="P1"><text:s text:c="4"/># 5. Partículas de chuva na frente de tudo (zorder=10)</text:p>
      <text:p text:style-name="P1"><text:s text:c="4"/>rain_particles, = ax.plot([], [], '.', color='royalblue', markersize=1.0, alpha=0.7, zorder=10)</text:p>
      <text:p text:style-name="P1"/>
      <text:p text:style-name="P1"><text:s text:c="4"/>title = ax.set_title("Simulação de Inundação | Tempo: 0h 0m", color=title_color, fontweight='bold', zorder=11)</text:p>
      <text:p text:style-name="P1"><text:s text:c="4"/>ax.set_axis_off()</text:p>
      <text:p text:style-name="P1"><text:s text:c="4"/>fig.tight_layout(pad=0)</text:p>
      <text:p text:style-name="P1"/>
      <text:p text:style-name="P1"><text:s text:c="4"/>return fig, ax, water_layer, rain_particles, title, (x_min, y_min, x_max, y_max)</text:p>
      <text:p text:style-name="P1"/>
      <text:p text:style-name="P1"/>
      <text:p text:style-name="P1"># --- Interface Streamlit ---</text:p>
      <text:p text:style-name="P1"/>
      <text:p text:style-name="P1">def main():</text:p>
      <text:p text:style-name="P1"><text:s text:c="4"/>st.set_page_config(page_title="Simulador de Inundação", layout="wide", page_icon="🌊")</text:p>
      <text:p text:style-name="P1"><text:s text:c="4"/>st.title("🌊 Simulador de Inundação")</text:p>
      <text:p text:style-name="P1"/>
      <text:p text:style-name="P1"><text:s text:c="4"/>with st.sidebar:</text:p>
      <text:p text:style-name="P1"><text:s text:c="8"/>st.header("📂 Arquivos de Entrada")</text:p>
      <text:p text:style-name="P1"><text:s text:c="8"/>dem_file = st.file_uploader("1. Modelo Digital de Elevação (DEM) - .tif", type=["tif", "tiff"])</text:p>
      <text:p text:style-name="P1"><text:s text:c="8"/></text:p>
      <text:p text:style-name="P1"><text:s text:c="8"/>vector_files = st.file_uploader(</text:p>
      <text:p text:style-name="P1"><text:s text:c="12"/>"2. Arquivo Vetorial das Fontes de Água",</text:p>
      <text:p text:style-name="P1"><text:s text:c="12"/>type=["gpkg", "shp", "shx", "dbf", "prj"], </text:p>
      <text:p text:style-name="P1"><text:s text:c="12"/>accept_multiple_files=True,</text:p>
      <text:p text:style-name="P1"><text:soft-page-break/><text:s text:c="12"/>help="Envie um único .gpkg (recomendado) ou o conjunto de arquivos .shp."</text:p>
      <text:p text:style-name="P1"><text:s text:c="8"/>)</text:p>
      <text:p text:style-name="P1"/>
      <text:p text:style-name="P1"><text:s text:c="8"/>st.info("💡 **Dica:** Para arquivos grandes, use o QGIS para 'Dissolver' e 'Simplificar'. Salve como GeoPackage (.gpkg)!", icon="ℹ️")</text:p>
      <text:p text:style-name="P1"/>
      <text:p text:style-name="P1"><text:s text:c="8"/>st.header("⚙️ Parâmetros da Simulação")</text:p>
      <text:p text:style-name="P1"><text:s text:c="8"/>time_step_minutes = st.slider("Duração de cada ciclo (minutos)", 1, 60, 10)</text:p>
      <text:p text:style-name="P1"><text:s text:c="8"/>rain_mm_per_cycle = st.slider("Chuva por ciclo (mm)", 0.0, 50.0, 5.0, 0.5)</text:p>
      <text:p text:style-name="P1"><text:s text:c="8"/>diffusion_rate = st.slider("Taxa de Difusão da Água", 0.1, 1.0, 0.5, 0.05)</text:p>
      <text:p text:style-name="P1"><text:s text:c="8"/>flood_threshold = st.slider("Limiar de Inundação (m)", 0.01, 1.0, 0.1, 0.01)</text:p>
      <text:p text:style-name="P1"><text:s text:c="8"/></text:p>
      <text:p text:style-name="P1"><text:s text:c="8"/>st.header("🎨 Visualização")</text:p>
      <text:p text:style-name="P1"><text:s text:c="8"/>grid_reduction_factor = st.select_slider("Resolução da Grade (fator de redução)", options=[1, 2, 4, 8, 16], value=4)</text:p>
      <text:p text:style-name="P1"><text:s text:c="8"/>animation_format = st.selectbox("Formato da Animação", ["GIF", "MP4"])</text:p>
      <text:p text:style-name="P1"><text:s text:c="8"/>total_cycles = st.number_input("Total de Ciclos da Simulação", 10, 500, 100)</text:p>
      <text:p text:style-name="P1"><text:s text:c="4"/></text:p>
      <text:p text:style-name="P1"><text:s text:c="4"/>st.markdown("---")</text:p>
      <text:p text:style-name="P1"><text:s text:c="4"/>stats_cols = st.columns(4)</text:p>
      <text:p text:style-name="P1"><text:s text:c="4"/>with stats_cols[0]:</text:p>
      <text:p text:style-name="P1"><text:s text:c="8"/>overflow_stat_placeholder = st.empty()</text:p>
      <text:p text:style-name="P1"><text:s text:c="4"/>with stats_cols[1]:</text:p>
      <text:p text:style-name="P1"><text:s text:c="8"/>time_stat_placeholder = st.empty()</text:p>
      <text:p text:style-name="P1"><text:s text:c="4"/>with stats_cols[2]:</text:p>
      <text:p text:style-name="P1"><text:s text:c="8"/>flooded_stat_placeholder = st.empty()</text:p>
      <text:p text:style-name="P1"><text:s text:c="4"/>with stats_cols[3]:</text:p>
      <text:p text:style-name="P1"><text:s text:c="8"/>water_volume_stat_placeholder = st.empty()</text:p>
      <text:p text:style-name="P1"><text:s text:c="4"/>st.markdown("---")</text:p>
      <text:p text:style-name="P1"/>
      <text:p text:style-name="P1"><text:s text:c="4"/>animation_placeholder = st.empty()</text:p>
      <text:p text:style-name="P1"><text:s text:c="4"/></text:p>
      <text:p text:style-name="P1"><text:s text:c="4"/>overflow_stat_placeholder.metric("Tempo para Transbordar", "N/A")</text:p>
      <text:p text:style-name="P1"><text:s text:c="4"/>time_stat_placeholder.metric("Tempo de Simulação", "0h 0m")</text:p>
      <text:p text:style-name="P1"><text:s text:c="4"/>flooded_stat_placeholder.metric("Área Inundada", "0.00%")</text:p>
      <text:p text:style-name="P1"><text:s text:c="4"/>water_volume_stat_placeholder.metric("Volume de Água", "0.00 m³")</text:p>
      <text:p text:style-name="P1"/>
      <text:p text:style-name="P1"><text:s text:c="4"/>if not dem_file or not vector_files:</text:p>
      <text:p text:style-name="P1"><text:s text:c="8"/>st.info("Por favor, envie o arquivo DEM e o arquivo vetorial para iniciar.")</text:p>
      <text:p text:style-name="P1"><text:s text:c="8"/>return</text:p>
      <text:p text:style-name="P1"/>
      <text:p text:style-name="P1"><text:s text:c="4"/>if st.button("🚀 Iniciar Simulação", type="primary"):</text:p>
      <text:p text:style-name="P1"><text:s text:c="8"/>dem_path, vector_path, temp_dir = process_uploaded_files(dem_file, vector_files)</text:p>
      <text:p text:style-name="P1"><text:s text:c="8"/></text:p>
      <text:p text:style-name="P1"><text:s text:c="8"/>if not vector_path:</text:p>
      <text:p text:style-name="P1"><text:s text:c="12"/>st.error("Falha ao processar arquivos vetoriais. Verifique se enviou um .gpkg ou o conjunto .shp.")</text:p>
      <text:p text:style-name="P1"><text:s text:c="12"/>return</text:p>
      <text:p text:style-name="P1"/>
      <text:p text:style-name="P1"><text:soft-page-break/><text:s text:c="8"/>progress_bar = st.progress(0, "Inicializando...")</text:p>
      <text:p text:style-name="P1"><text:s text:c="8"/></text:p>
      <text:p text:style-name="P1"><text:s text:c="8"/>try:</text:p>
      <text:p text:style-name="P1"><text:s text:c="12"/>dem_data, sources_mask, transform, crs, cell_size = setup_geodata(dem_path, vector_path, grid_reduction_factor)</text:p>
      <text:p text:style-name="P1"><text:s text:c="12"/></text:p>
      <text:p text:style-name="P1"><text:s text:c="12"/>progress_bar.progress(15, "Inicializando modelo...")</text:p>
      <text:p text:style-name="P1"><text:s text:c="12"/>model = GamaFloodModelNumpy(dem_data, sources_mask, diffusion_rate, flood_threshold, cell_size)</text:p>
      <text:p text:style-name="P1"/>
      <text:p text:style-name="P1"><text:s text:c="12"/>progress_bar.progress(25, "Preparando visualização...")</text:p>
      <text:p text:style-name="P1"><text:s text:c="12"/>fig, ax, water_layer, rain_particles, title, plot_bounds = setup_visualization(dem_data, transform, crs)</text:p>
      <text:p text:style-name="P1"><text:s text:c="12"/>x_min, y_min, x_max, y_max = plot_bounds</text:p>
      <text:p text:style-name="P1"/>
      <text:p text:style-name="P1"><text:s text:c="12"/>def update(frame):</text:p>
      <text:p text:style-name="P1"><text:s text:c="16"/>model.add_water(rain_mm_per_cycle)</text:p>
      <text:p text:style-name="P1"><text:s text:c="16"/>model.run_flow_step()</text:p>
      <text:p text:style-name="P1"><text:s text:c="16"/>model.update_stats(time_step_minutes)</text:p>
      <text:p text:style-name="P1"/>
      <text:p text:style-name="P1"><text:s text:c="16"/>water_matrix = model.water_height</text:p>
      <text:p text:style-name="P1"><text:s text:c="16"/></text:p>
      <text:p text:style-name="P1"><text:s text:c="16"/>masked_water = np.ma.masked_where(water_matrix &lt; 0.01, water_matrix)</text:p>
      <text:p text:style-name="P1"><text:s text:c="16"/>water_layer.set_data(masked_water)</text:p>
      <text:p text:style-name="P1"><text:s text:c="16"/>water_layer.set_alpha(0.5)</text:p>
      <text:p text:style-name="P1"><text:s text:c="16"/></text:p>
      <text:p text:style-name="P1"><text:s text:c="16"/>num_particles = int(rain_mm_per_cycle * 150)</text:p>
      <text:p text:style-name="P1"><text:s text:c="16"/>rain_x = np.random.uniform(x_min, x_max, num_particles)</text:p>
      <text:p text:style-name="P1"><text:s text:c="16"/>rain_y = np.random.uniform(y_min, y_max, num_particles)</text:p>
      <text:p text:style-name="P1"><text:s text:c="16"/>rain_particles.set_data(rain_x, rain_y)</text:p>
      <text:p text:style-name="P1"/>
      <text:p text:style-name="P1"><text:s text:c="16"/>hours, rem_minutes = divmod(model.simulation_time_minutes, 60)</text:p>
      <text:p text:style-name="P1"><text:s text:c="16"/>title.set_text(f"Simulação de Inundação | Tempo: {hours}h {rem_minutes}m")</text:p>
      <text:p text:style-name="P1"><text:s text:c="16"/></text:p>
      <text:p text:style-name="P1"><text:s text:c="16"/>latest_stats = model.history[-1]</text:p>
      <text:p text:style-name="P1"><text:s text:c="16"/>if model.overflow_time_minutes is not None:</text:p>
      <text:p text:style-name="P1"><text:s text:c="20"/>h_o, m_o = divmod(model.overflow_time_minutes, 60)</text:p>
      <text:p text:style-name="P1"><text:s text:c="20"/>overflow_stat_placeholder.metric("Tempo para Transbordar", f"{h_o}h {m_o}m")</text:p>
      <text:p text:style-name="P1"><text:s text:c="16"/></text:p>
      <text:p text:style-name="P1"><text:s text:c="16"/>time_stat_placeholder.metric("Tempo de Simulação", f"{hours}h {rem_minutes}m")</text:p>
      <text:p text:style-name="P1"><text:s text:c="16"/>flooded_stat_placeholder.metric("Área Inundada", f"{latest_stats['flooded_percent']:.2f}%")</text:p>
      <text:p text:style-name="P1"><text:s text:c="16"/>water_volume_stat_placeholder.metric("Volume de Água", f"{latest_stats['total_water_volume_m3']:.2f} m³")</text:p>
      <text:p text:style-name="P1"/>
      <text:p text:style-name="P1"><text:s text:c="16"/>progress = 25 + int(70 * ((frame + 1) / total_cycles))</text:p>
      <text:p text:style-name="P1"><text:s text:c="16"/>progress_bar.progress(progress, f"Simulando ciclo {frame+1}/{total_cycles}")</text:p>
      <text:p text:style-name="P1"><text:s text:c="16"/>return [water_layer, rain_particles, title]</text:p>
      <text:p text:style-name="P1"/>
      <text:p text:style-name="P1"><text:soft-page-break/><text:s text:c="12"/>anim = FuncAnimation(fig, update, frames=total_cycles, blit=True, interval=150)</text:p>
      <text:p text:style-name="P1"><text:s text:c="12"/></text:p>
      <text:p text:style-name="P1"><text:s text:c="12"/>progress_bar.progress(95, "Gerando animação (pode demorar)...")</text:p>
      <text:p text:style-name="P1"><text:s text:c="12"/>ext = animation_format.lower()</text:p>
      <text:p text:style-name="P1"><text:s text:c="12"/>temp_anim_path = os.path.join(temp_dir, f"simulation.{ext}")</text:p>
      <text:p text:style-name="P1"><text:s text:c="12"/>anim.save(temp_anim_path, writer='pillow' if ext == 'gif' else 'ffmpeg', dpi=150)</text:p>
      <text:p text:style-name="P1"><text:s text:c="12"/></text:p>
      <text:p text:style-name="P1"><text:s text:c="12"/>progress_bar.progress(100, "Simulação concluída!")</text:p>
      <text:p text:style-name="P1"><text:s text:c="12"/></text:p>
      <text:p text:style-name="P1"><text:s text:c="12"/>with open(temp_anim_path, "rb") as f:</text:p>
      <text:p text:style-name="P1"><text:s text:c="16"/>if ext == 'gif':</text:p>
      <text:p text:style-name="P1"><text:s text:c="20"/>animation_placeholder.image(f.read())</text:p>
      <text:p text:style-name="P1"><text:s text:c="16"/>else:</text:p>
      <text:p text:style-name="P1"><text:s text:c="20"/>animation_placeholder.video(f.read())</text:p>
      <text:p text:style-name="P1"/>
      <text:p text:style-name="P1"><text:s text:c="12"/>st.markdown("---")</text:p>
      <text:p text:style-name="P1"><text:s text:c="12"/>st.subheader("⬇️ Download dos Resultados")</text:p>
      <text:p text:style-name="P1"><text:s text:c="12"/>col1, col2 = st.columns(2)</text:p>
      <text:p text:style-name="P1"><text:s text:c="12"/>with open(temp_anim_path, "rb") as f:</text:p>
      <text:p text:style-name="P1"><text:s text:c="16"/>col1.download_button(f"📥 Baixar Animação ({ext.upper()})", f.read(), f"simulacao.{ext}")</text:p>
      <text:p text:style-name="P1"><text:s text:c="12"/></text:p>
      <text:p text:style-name="P1"><text:s text:c="12"/>df_history = pd.DataFrame(model.history)</text:p>
      <text:p text:style-name="P1"><text:s text:c="12"/>csv = df_history.to_csv(index=False).encode('utf-8')</text:p>
      <text:p text:style-name="P1"><text:s text:c="12"/>col2.download_button("📥 Baixar Dados (CSV)", csv, "dados_simulacao.csv", "text/csv")</text:p>
      <text:p text:style-name="P1"/>
      <text:p text:style-name="P1"><text:s text:c="8"/>except Exception as e:</text:p>
      <text:p text:style-name="P1"><text:s text:c="12"/>st.error(f"Ocorreu um erro durante a simulação: {e}")</text:p>
      <text:p text:style-name="P1"><text:s text:c="12"/>st.exception(e)</text:p>
      <text:p text:style-name="P1"><text:s text:c="8"/>finally:</text:p>
      <text:p text:style-name="P1"><text:s text:c="12"/>if 'temp_dir' in locals() and os.path.exists(temp_dir):</text:p>
      <text:p text:style-name="P1"><text:s text:c="16"/>shutil.rmtree(temp_dir)</text:p>
      <text:p text:style-name="P1"><text:s text:c="12"/>plt.close('all')</text:p>
      <text:p text:style-name="P1"/>
      <text:p text:style-name="P1">if __name__ == "__main__":</text:p>
      <text:p text:style-name="P1"><text:s text:c="4"/>main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8" meta:paragraph-count="316" meta:word-count="1228" meta:character-count="14994" meta:non-whitespace-character-count="11219"/>
  </office:meta>
</office:document-meta>
</file>